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3462" officeooo:paragraph-rsid="001c44bf"/>
    </style:style>
    <style:style style:name="P2" style:family="paragraph" style:parent-style-name="Standard">
      <style:paragraph-properties fo:text-align="start" style:justify-single-word="false"/>
      <style:text-properties officeooo:rsid="001c44bf" officeooo:paragraph-rsid="001c44b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44bf" officeooo:paragraph-rsid="001c44b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bf" officeooo:paragraph-rsid="001c44b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44bf" officeooo:paragraph-rsid="001e88b3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c44bf" officeooo:paragraph-rsid="001c44b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d3e3c" officeooo:paragraph-rsid="001d3e3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44bf" officeooo:paragraph-rsid="001c44bf" style:font-weight-asian="normal" style:font-weight-complex="normal"/>
    </style:style>
    <style:style style:name="T1" style:family="text">
      <style:text-properties officeooo:rsid="001c44bf"/>
    </style:style>
    <style:style style:name="T2" style:family="text">
      <style:text-properties fo:font-style="italic" officeooo:rsid="001c44bf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88b3" style:font-weight-asian="bold" style:font-weight-complex="bold"/>
    </style:style>
    <style:style style:name="T5" style:family="text">
      <style:text-properties fo:font-weight="bold" fo:background-color="#ffff00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#ffff00" loext:char-shading-value="0"/>
    </style:style>
    <style:style style:name="T8" style:family="text">
      <style:text-properties fo:color="#3465a4" loext:opacity="100%"/>
    </style:style>
    <style:style style:name="T9" style:family="text">
      <style:text-properties fo:color="#3465a4" loext:opacity="100%" fo:font-weight="bold" style:font-weight-asian="bold" style:font-weight-complex="bold"/>
    </style:style>
    <style:style style:name="T10" style:family="text">
      <style:text-properties fo:color="#3465a4" loext:opacity="100%" fo:font-weight="normal" style:font-weight-asian="normal" style:font-weight-complex="normal"/>
    </style:style>
    <style:style style:name="T11" style:family="text">
      <style:text-properties fo:color="#3faf46" loext:opacity="100%"/>
    </style:style>
    <style:style style:name="T12" style:family="text">
      <style:text-properties fo:color="#3faf46" loext:opacity="100%" fo:font-weight="bold" style:font-weight-asian="bold" style:font-weight-complex="bold"/>
    </style:style>
    <style:style style:name="T13" style:family="text">
      <style:text-properties fo:color="#127622" loext:opacity="100%"/>
    </style:style>
    <style:style style:name="T14" style:family="text">
      <style:text-properties fo:color="#d62e4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artie 2 -Lecture et écriture</text:span> <text:span text:style-name="T1">( avec J</text:span><text:span text:style-name="T2">avascript</text:span><text:span text:style-name="T1"> )</text:span></text:p>
      <text:p text:style-name="P1"/>
      <text:p text:style-name="P3">Exercice 2.2 :</text:p>
      <text:p text:style-name="P2"/>
      <text:p text:style-name="P8">var <text:span text:style-name="T8">nb</text:span> = <text:span text:style-name="T8">window,prompt</text:span> ( <text:span text:style-name="T13">‘Saisissez votre nombre’</text:span> ) ;</text:p>
      <text:p text:style-name="P8"/>
      <text:p text:style-name="P8"><text:span text:style-name="T8">document.write </text:span>( <text:span text:style-name="T13">‘ Le carrée est : ‘</text:span> <text:span text:style-name="T7">+</text:span> <text:span text:style-name="T8">nb</text:span><text:span text:style-name="T7">*</text:span><text:span text:style-name="T8">nb</text:span> )</text:p>
      <text:p text:style-name="P2"><text:span text:style-name="T3"/></text:p>
      <text:p text:style-name="P4"><text:span text:style-name="T3">Exercice 2.3 :</text:span></text:p>
      <text:p text:style-name="P4"><text:span text:style-name="T3"/></text:p>
      <text:p text:style-name="P7">var <text:span text:style-name="T8">nb</text:span> , <text:span text:style-name="T8">pht</text:span> , <text:span text:style-name="T8">ttva</text:span> , <text:span text:style-name="T8">pttc</text:span></text:p>
      <text:p text:style-name="P7"/>
      <text:p text:style-name="P7">var <text:span text:style-name="T8">pht</text:span> = <text:span text:style-name="T8">window.prompt</text:span> ( <text:span text:style-name="T13">‘Entrer le prix hors taxe : ‘</text:span> ) ;</text:p>
      <text:p text:style-name="P7"/>
      <text:p text:style-name="P7">var <text:span text:style-name="T8">nb </text:span>=<text:span text:style-name="T8"> window.prompt </text:span>( <text:span text:style-name="T13">‘Entrer le nombre d’articles : ‘</text:span> ) ; </text:p>
      <text:p text:style-name="P7"/>
      <text:p text:style-name="P7">var <text:span text:style-name="T8">ttva </text:span>= <text:span text:style-name="T8">window.prompt</text:span> ( <text:span text:style-name="T13">‘Entrer le taux de tva : ‘</text:span> ) ;</text:p>
      <text:p text:style-name="P7"/>
      <text:p text:style-name="P7"><text:span text:style-name="T8">document.write</text:span> ( <text:span text:style-name="T13">‘ le prix de toutes taxes est : ‘</text:span> + nb*pht* ( <text:span text:style-name="T14">1</text:span>+ <text:span text:style-name="T8">ttva</text:span>) ) ;</text:p>
      <text:p text:style-name="P7"/>
      <text:p text:style-name="P7"/>
      <text:p text:style-name="P5"><text:span text:style-name="T3">Exercice 2.</text:span><text:span text:style-name="T4">4</text:span><text:span text:style-name="T3"> :</text:span></text:p>
      <text:p text:style-name="P5"><text:span text:style-name="T3"/></text:p>
      <text:p text:style-name="P5"><text:span text:style-name="T3"/></text:p>
      <text:p text:style-name="P6"/>
      <text:p text:style-name="P2"><text:span text:style-name="T3"/></text:p>
      <text:p text:style-name="P1"><text:span text:style-name="T3"/></text:p>
      <text:p text:style-name="P2"><text:span text:style-name="T3"><text:s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35:10.544468333</meta:creation-date>
    <dc:date>2023-07-18T12:00:36.527255413</dc:date>
    <meta:editing-duration>PT2M35S</meta:editing-duration>
    <meta:editing-cycles>1</meta:editing-cycles>
    <meta:document-statistic meta:table-count="0" meta:image-count="0" meta:object-count="0" meta:page-count="1" meta:paragraph-count="12" meta:word-count="106" meta:character-count="470" meta:non-whitespace-character-count="373"/>
    <meta:generator>LibreOffice/7.3.7.2$Linux_X86_64 LibreOffice_project/30$Build-2</meta:generator>
  </office:meta>
</office:document-meta>
</file>